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tlas Grotesk" svg:font-family="'Atlas Grotesk'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1043in" fo:margin-bottom="0.1043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style:font-name="Atlas Grotesk" fo:font-size="10.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.1043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style:font-name="Atlas Grotesk" fo:font-size="10.5pt" fo:letter-spacing="normal" fo:font-style="normal" fo:font-weight="normal" officeooo:paragraph-rsid="00136bef"/>
    </style:style>
    <style:style style:name="P3" style:family="paragraph" style:parent-style-name="Text_20_body">
      <style:paragraph-properties fo:margin-left="0in" fo:margin-right="0in" fo:margin-top="0.1043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style:font-name="Atlas Grotesk" fo:font-size="10.5pt" fo:letter-spacing="normal" fo:font-style="normal" fo:font-weight="bold" officeooo:rsid="00136bef" officeooo:paragraph-rsid="00136bef" style:font-weight-asian="bold" style:font-weight-complex="bold"/>
    </style:style>
    <style:style style:name="P4" style:family="paragraph" style:parent-style-name="Heading_20_3">
      <style:text-properties fo:font-variant="normal" fo:text-transform="none" fo:color="#000000" style:font-name="Atlas Grotesk" fo:font-size="13.5pt" fo:letter-spacing="normal" fo:font-style="normal" fo:font-weight="bold"/>
    </style:style>
    <style:style style:name="T1" style:family="text">
      <style:text-properties officeooo:rsid="00136bef"/>
    </style:style>
    <style:style style:name="T2" style:family="text">
      <style:text-properties officeooo:rsid="0014df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Content</text:h>
      <text:p text:style-name="P1">This is "Sample Insurance Claim Prediction Dataset" which based on "[Medical Cost Personal Datasets][1]" to update sample value on top.</text:p>
      <text:p text:style-name="P3">Predictors</text:p>
      <text:p text:style-name="P2">age : age of policyholder </text:p>
      <text:p text:style-name="P2">sex: gender of policy holder (female=0, male=1) </text:p>
      <text:p text:style-name="P2">bmi: Body mass index, providing an understanding of body, weights that are relatively high or low relative to height, objective index of body weight (kg / m ^ 2) using the ratio of height to weight, ideally 18.5 to 25</text:p>
      <text:p text:style-name="P2">steps: average walking steps per day of policyholder </text:p>
      <text:p text:style-name="P2">children: number of children / dependents of policyholder </text:p>
      <text:p text:style-name="P2">smoker: smoking state of policyholder (non-smoke=0;smoker=1) </text:p>
      <text:p text:style-name="P2">region: the residential area of policyholder in the US (northeast=0, northwest=1, southeast=2, southwest=3) </text:p>
      <text:p text:style-name="P2">charges: individual medical costs billed by health </text:p>
      <text:p text:style-name="P2"/>
      <text:p text:style-name="P3">Target (or response) variable (<text:span text:style-name="T2">task: classification</text:span>)</text:p>
      <text:p text:style-name="P2">insurance insuranceclaim: yes=1, no=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tlas Grotesk" svg:font-family="'Atlas Grotesk'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1S</meta:editing-duration>
    <meta:editing-cycles>4</meta:editing-cycles>
    <meta:generator>LibreOffice/5.3.4.2$Windows_X86_64 LibreOffice_project/f82d347ccc0be322489bf7da61d7e4ad13fe2ff3</meta:generator>
    <dc:date>2019-02-05T16:02:22.248000000</dc:date>
    <meta:document-statistic meta:table-count="0" meta:image-count="0" meta:object-count="0" meta:page-count="1" meta:paragraph-count="13" meta:word-count="126" meta:character-count="863" meta:non-whitespace-character-count="743"/>
    <meta:user-defined meta:name="Info 1"/>
    <meta:user-defined meta:name="Info 2"/>
    <meta:user-defined meta:name="Info 3"/>
    <meta:user-defined meta:name="Info 4"/>
  </office:meta>
</office:document-meta>
</file>